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0fc" officeooo:paragraph-rsid="001cd0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.odt file and here is some text in this for just searching purpose.</text:p>
      <text:p text:style-name="P1">Let’s see how it go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5:43:35.869659478</meta:creation-date>
    <dc:date>2021-06-30T15:59:42.522211838</dc:date>
    <meta:editing-duration>PT1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0" meta:character-count="96" meta:non-whitespace-character-count="78"/>
  </office:meta>
</office:document-meta>
</file>